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0b0" officeooo:paragraph-rsid="000f00b0"/>
    </style:style>
    <style:style style:name="P2" style:family="paragraph" style:parent-style-name="Standard">
      <style:text-properties officeooo:rsid="000ff140" officeooo:paragraph-rsid="000ff140"/>
    </style:style>
    <style:style style:name="P3" style:family="paragraph" style:parent-style-name="Standard">
      <style:text-properties officeooo:rsid="000ff140" officeooo:paragraph-rsid="000ff140"/>
    </style:style>
    <style:style style:name="P4" style:family="paragraph" style:parent-style-name="Standard">
      <style:text-properties officeooo:rsid="0011d752" officeooo:paragraph-rsid="0011d752"/>
    </style:style>
    <style:style style:name="T1" style:family="text">
      <style:text-properties officeooo:rsid="000ff140"/>
    </style:style>
    <style:style style:name="T2" style:family="text">
      <style:text-properties officeooo:rsid="001054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ay we start python cgi programming !</text:p>
      <text:p text:style-name="P1">Hopefully we can finish this and python web framework by tommorow!</text:p>
      <text:p text:style-name="P1">1.<text:span text:style-name="T1">use anaconda instead of normal python ---you just have to add anaconda commands path to the environment</text:span></text:p>
      <text:p text:style-name="P2">2.<text:span text:style-name="T2">interesting fact:your request is fulfiled by the server process</text:span></text:p>
      <text:p text:style-name="P4">3.you must pay attention to your environment</text:p>
      <text:p text:style-name="P4"><text:s/>ubuntu 16.0.4</text:p>
      <text:p text:style-name="P4">apache 2.4</text:p>
      <text:p text:style-name="P4">anaconda -python 2.7</text:p>
      <text:p text:style-name="P4">django 1.10.3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5:30:20.931332252</meta:creation-date>
    <meta:generator>LibreOffice/5.1.2.2$Linux_X86_64 LibreOffice_project/10m0$Build-2</meta:generator>
    <dc:date>2016-11-23T22:22:41.099953697</dc:date>
    <meta:editing-duration>PT2H19M55S</meta:editing-duration>
    <meta:editing-cycles>3</meta:editing-cycles>
    <meta:document-statistic meta:table-count="0" meta:image-count="0" meta:object-count="0" meta:page-count="1" meta:paragraph-count="9" meta:word-count="61" meta:character-count="376" meta:non-whitespace-character-count="324"/>
  </office:meta>
</office:document-meta>
</file>